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bd4a" officeooo:paragraph-rsid="000abd4a"/>
    </style:style>
    <style:style style:name="P2" style:family="paragraph" style:parent-style-name="Standard">
      <style:paragraph-properties fo:text-align="justify" style:justify-single-word="false"/>
      <style:text-properties officeooo:rsid="000abd4a" officeooo:paragraph-rsid="000abd4a"/>
    </style:style>
    <style:style style:name="P3" style:family="paragraph" style:parent-style-name="Standard">
      <style:paragraph-properties fo:text-align="justify" style:justify-single-word="false"/>
      <style:text-properties officeooo:rsid="000db96f" officeooo:paragraph-rsid="000db96f"/>
    </style:style>
    <style:style style:name="P4" style:family="paragraph" style:parent-style-name="Standard">
      <style:text-properties officeooo:rsid="000fb1f1" officeooo:paragraph-rsid="000fb1f1"/>
    </style:style>
    <style:style style:name="P5" style:family="paragraph" style:parent-style-name="Standard">
      <style:paragraph-properties fo:text-align="justify" style:justify-single-word="false"/>
      <style:text-properties officeooo:rsid="00105c3c" officeooo:paragraph-rsid="00105c3c"/>
    </style:style>
    <style:style style:name="P6" style:family="paragraph" style:parent-style-name="Standard">
      <style:paragraph-properties fo:text-align="justify" style:justify-single-word="false"/>
      <style:text-properties officeooo:rsid="00119653" officeooo:paragraph-rsid="00119653"/>
    </style:style>
    <style:style style:name="P7" style:family="paragraph" style:parent-style-name="Standard">
      <style:paragraph-properties fo:text-align="justify" style:justify-single-word="false"/>
      <style:text-properties officeooo:rsid="001570b3" officeooo:paragraph-rsid="001570b3"/>
    </style:style>
    <style:style style:name="P8" style:family="paragraph" style:parent-style-name="Standard">
      <style:paragraph-properties fo:text-align="justify" style:justify-single-word="false"/>
      <style:text-properties officeooo:rsid="00175a05" officeooo:paragraph-rsid="00175a05"/>
    </style:style>
    <style:style style:name="P9" style:family="paragraph" style:parent-style-name="Standard">
      <style:paragraph-properties fo:text-align="justify" style:justify-single-word="false"/>
      <style:text-properties officeooo:rsid="001808d8" officeooo:paragraph-rsid="001808d8"/>
    </style:style>
    <style:style style:name="P10" style:family="paragraph" style:parent-style-name="Standard">
      <style:paragraph-properties fo:text-align="justify" style:justify-single-word="false"/>
      <style:text-properties officeooo:rsid="001909b6" officeooo:paragraph-rsid="001909b6"/>
    </style:style>
    <style:style style:name="P11" style:family="paragraph" style:parent-style-name="Standard">
      <style:paragraph-properties fo:text-align="justify" style:justify-single-word="false"/>
      <style:text-properties officeooo:rsid="001a42e6" officeooo:paragraph-rsid="001a42e6"/>
    </style:style>
    <style:style style:name="P12" style:family="paragraph" style:parent-style-name="Standard">
      <style:paragraph-properties fo:text-align="justify" style:justify-single-word="false"/>
      <style:text-properties officeooo:rsid="001b8b97" officeooo:paragraph-rsid="001b8b97"/>
    </style:style>
    <style:style style:name="P13" style:family="paragraph" style:parent-style-name="Standard">
      <style:paragraph-properties fo:text-align="justify" style:justify-single-word="false"/>
      <style:text-properties officeooo:rsid="0028f748" officeooo:paragraph-rsid="0028f748"/>
    </style:style>
    <style:style style:name="P14" style:family="paragraph" style:parent-style-name="Standard">
      <style:paragraph-properties fo:text-align="justify" style:justify-single-word="false"/>
      <style:text-properties officeooo:rsid="002a60b4" officeooo:paragraph-rsid="002a60b4"/>
    </style:style>
    <style:style style:name="P15" style:family="paragraph" style:parent-style-name="Standard">
      <style:paragraph-properties fo:text-align="justify" style:justify-single-word="false"/>
      <style:text-properties officeooo:rsid="002da357" officeooo:paragraph-rsid="002da357"/>
    </style:style>
    <style:style style:name="P16" style:family="paragraph" style:parent-style-name="Standard">
      <style:paragraph-properties fo:text-align="justify" style:justify-single-word="false"/>
      <style:text-properties officeooo:rsid="002f0746" officeooo:paragraph-rsid="002f0746"/>
    </style:style>
    <style:style style:name="P17" style:family="paragraph" style:parent-style-name="Standard">
      <style:paragraph-properties fo:text-align="justify" style:justify-single-word="false"/>
      <style:text-properties officeooo:rsid="0034bc51" officeooo:paragraph-rsid="0034bc51"/>
    </style:style>
    <style:style style:name="P18" style:family="paragraph" style:parent-style-name="Standard">
      <style:paragraph-properties fo:text-align="justify" style:justify-single-word="false"/>
      <style:text-properties officeooo:rsid="002ee2f6" officeooo:paragraph-rsid="002ee2f6"/>
    </style:style>
    <style:style style:name="P19" style:family="paragraph" style:parent-style-name="Standard">
      <style:paragraph-properties fo:text-align="justify" style:justify-single-word="false"/>
      <style:text-properties officeooo:rsid="0039d571" officeooo:paragraph-rsid="0039d571"/>
    </style:style>
    <style:style style:name="T1" style:family="text">
      <style:text-properties officeooo:rsid="00105c3c"/>
    </style:style>
    <style:style style:name="T2" style:family="text">
      <style:text-properties officeooo:rsid="001570b3"/>
    </style:style>
    <style:style style:name="T3" style:family="text">
      <style:text-properties officeooo:rsid="001a682a"/>
    </style:style>
    <style:style style:name="T4" style:family="text">
      <style:text-properties officeooo:rsid="00230279"/>
    </style:style>
    <style:style style:name="T5" style:family="text">
      <style:text-properties officeooo:rsid="002ff923"/>
    </style:style>
    <style:style style:name="T6" style:family="text">
      <style:text-properties officeooo:rsid="00317b9b"/>
    </style:style>
    <style:style style:name="T7" style:family="text">
      <style:text-properties officeooo:rsid="00373b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 datos: Usuario.</text:p>
      <text:p text:style-name="P4">-Datos <text:span text:style-name="T1">de registro</text:span>:</text:p>
      <text:p text:style-name="P2">string nombre</text:p>
      <text:p text:style-name="P2">string apellido</text:p>
      <text:p text:style-name="P2">string nombre_de_usuario</text:p>
      <text:p text:style-name="P2">string email</text:p>
      <text:p text:style-name="P2">string password</text:p>
      <text:p text:style-name="P13">bool sexo</text:p>
      <text:p text:style-name="P11">string fecha_de_nacimiento</text:p>
      <text:p text:style-name="P11">int edad <text:span text:style-name="T3">(se calcula en funcion de la fecha de nacimiento, no se pide explicitamente al usuario)</text:span></text:p>
      <text:p text:style-name="P6">string pais</text:p>
      <text:p text:style-name="P6">string estado/provincia</text:p>
      <text:p text:style-name="P6">int codigo_postal</text:p>
      <text:p text:style-name="P17">bool correo_verificado</text:p>
      <text:p text:style-name="P17">bool miembro_premium</text:p>
      <text:p text:style-name="P6"/>
      <text:p text:style-name="P9">Informacion personal:</text:p>
      <text:p text:style-name="P8">string estado_civil</text:p>
      <text:p text:style-name="P10">bool hijos</text:p>
      <text:p text:style-name="P10">string situacion_de_vivienda</text:p>
      <text:p text:style-name="P10">string nivel_de_estudios</text:p>
      <text:p text:style-name="P10">string ocupacion</text:p>
      <text:p text:style-name="P10">string grupo_etnico</text:p>
      <text:p text:style-name="P10">string religion</text:p>
      <text:p text:style-name="P10">string signo_zodiacal</text:p>
      <text:p text:style-name="P10">bool fuma</text:p>
      <text:p text:style-name="P10">bool bebe</text:p>
      <text:p text:style-name="P8"/>
      <text:p text:style-name="P5">-Datos <text:span text:style-name="T2">corporales:</text:span></text:p>
      <text:p text:style-name="P7">float altura</text:p>
      <text:p text:style-name="P7"><text:span text:style-name="T4">string </text:span>tipo_de_cuerpo</text:p>
      <text:p text:style-name="P3"/>
      <text:p text:style-name="P12">-Acerca de:</text:p>
      <text:p text:style-name="P12">string encabezado (se mostrara como introduccion al perfil de usuario, <text:span text:style-name="T6">maximo 35 letras</text:span>)</text:p>
      <text:p text:style-name="P12">string descripcion <text:span text:style-name="T5">(una string con un tamaño maximo alto, posiblemente 200 letras)</text:span></text:p>
      <text:p text:style-name="P12"/>
      <text:p text:style-name="P15">-Interacciones y chat:</text:p>
      <text:p text:style-name="P15">int vistas_de_perfil_recibidas</text:p>
      <text:p text:style-name="P18">int me_gusta_recibidos</text:p>
      <text:p text:style-name="P19">bool en linea/online</text:p>
      <text:p text:style-name="P16">Nota: las vistas de perfil y me gusta tendran asociados el perfil del usuario que lo hizo…</text:p>
      <text:p text:style-name="P16"/>
      <text:p text:style-name="P12"/>
      <text:p text:style-name="P14">Nota: <text:span text:style-name="T7">Si es mujer, entonces el valor miembro_premium sera true por defecto (ya que para ellas es gratis!), si es hombre, entonces por defecto false, hasta que pag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3:32:17.315220709</meta:creation-date>
    <dc:date>2020-12-12T20:15:02.874551644</dc:date>
    <meta:editing-duration>PT4H26M36S</meta:editing-duration>
    <meta:editing-cycles>32</meta:editing-cycles>
    <meta:generator>LibreOffice/5.2.7.2$Linux_X86_64 LibreOffice_project/20m0$Build-2</meta:generator>
    <meta:document-statistic meta:table-count="0" meta:image-count="0" meta:object-count="0" meta:page-count="1" meta:paragraph-count="38" meta:word-count="158" meta:character-count="1119" meta:non-whitespace-character-count="999"/>
  </office:meta>
</office:document-meta>
</file>